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xan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lumnes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res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-PI/2</text:p>
          </table:table-cell>
          <table:table-cell table:number-columns-repeated="2"/>
          <table:table-cell table:formula="of:=PI()/4*3" office:value-type="float" office:value="2.35619449019234" calcext:value-type="float">
            <text:p>2,35619449019234</text:p>
          </table:table-cell>
          <table:table-cell table:formula="of:=PI()/2" office:value-type="float" office:value="1.5707963267949" calcext:value-type="float">
            <text:p>1,5707963267949</text:p>
          </table:table-cell>
          <table:table-cell table:formula="of:=PI()/4" office:value-type="float" office:value="0.785398163397448" calcext:value-type="float">
            <text:p>0,785398163397448</text:p>
          </table:table-cell>
        </table:table-row>
        <table:table-row table:style-name="ro1">
          <table:table-cell/>
          <table:table-cell office:value-type="string" calcext:value-type="string">
            <text:p>Direcció</text:p>
          </table:table-cell>
          <table:table-cell office:value-type="string" calcext:value-type="string">
            <text:p>Baixant </text:p>
          </table:table-cell>
          <table:table-cell table:formula="of:=PI()/2" office:value-type="float" office:value="1.5707963267949" calcext:value-type="float">
            <text:p>1,5707963267949</text:p>
          </table:table-cell>
          <table:table-cell/>
          <table:table-cell office:value-type="string" calcext:value-type="string">
            <text:p>P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PI()" office:value-type="float" office:value="3.14159265358979" calcext:value-type="float">
            <text:p>3,14159265358979</text:p>
          </table:table-cell>
          <table:table-cell/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/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irecció</text:p>
          </table:table-cell>
          <table:table-cell table:formula="of:=-PI()/2" office:value-type="float" office:value="-1.5707963267949" calcext:value-type="float">
            <text:p>-1,5707963267949</text:p>
          </table:table-cell>
          <table:table-cell/>
          <table:table-cell office:value-type="string" calcext:value-type="string">
            <text:p>paddlePos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objX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ixel delta</text:p>
          </table:table-cell>
          <table:table-cell table:formula="of:=PI()/2/20" office:value-type="float" office:value="0.0785398163397448" calcext:value-type="float">
            <text:p>0,078539816339745</text:p>
          </table:table-cell>
          <table:table-cell/>
          <table:table-cell office:value-type="string" calcext:value-type="string">
            <text:p>Increment</text:p>
          </table:table-cell>
          <table:table-cell table:formula="of:=([.H12]-[.F12])*[.C15]" office:value-type="float" office:value="1.25663706143592" calcext:value-type="float">
            <text:p>1,25663706143592</text:p>
          </table:table-cell>
          <table:table-cell table:number-columns-repeated="6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9"/>
          <table:table-cell table:formula="of:=SIN(15.06)" office:value-type="float" office:value="0.603563742229109" calcext:value-type="float">
            <text:p>0,60356374222910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formula="of:=SIN(-11.92)" office:value-type="float" office:value="0.602293131085391" calcext:value-type="float">
            <text:p>0,60229313108539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formula="of:=SIN(-12.59)" office:value-type="float" office:value="-0.0236271867993734" calcext:value-type="float">
            <text:p>-0,0236271867993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08:51:30.822790186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21:23:53.729551737</meta:creation-date>
    <dc:date>2020-10-10T10:41:43.842685365</dc:date>
    <meta:editing-duration>PT1H14M40S</meta:editing-duration>
    <meta:editing-cycles>3</meta:editing-cycles>
    <meta:generator>LibreOffice/6.4.6.2$Linux_X86_64 LibreOffice_project/40$Build-2</meta:generator>
    <meta:document-statistic meta:table-count="1" meta:cell-count="30" meta:object-count="0"/>
  </office:meta>
</office:document-meta>
</file>